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2" style:family="table">
      <style:table-properties style:width="6.0625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0.4375in"/>
    </style:style>
    <style:style style:name="Table2.C" style:family="table-column">
      <style:table-column-properties style:column-width="0.25in"/>
    </style:style>
    <style:style style:name="Table2.D" style:family="table-column">
      <style:table-column-properties style:column-width="2.8125in"/>
    </style:style>
    <style:style style:name="Table2.E" style:family="table-column">
      <style:table-column-properties style:column-width="0.375in"/>
    </style:style>
    <style:style style:name="Table2.A1" style:family="table-cell">
      <style:table-cell-properties style:writing-mode="page"/>
    </style:style>
    <style:style style:name="Table2.D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ad1dc1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Standard">
      <style:text-properties officeooo:rsid="00206516" officeooo:paragraph-rsid="007a2866"/>
    </style:style>
    <style:style style:name="P4" style:family="paragraph" style:parent-style-name="Header">
      <style:paragraph-properties fo:text-align="end" style:justify-single-word="false"/>
      <style:text-properties officeooo:rsid="00790884" officeooo:paragraph-rsid="00206516"/>
    </style:style>
    <style:style style:name="P5" style:family="paragraph" style:parent-style-name="Header">
      <style:paragraph-properties fo:text-align="end" style:justify-single-word="false"/>
      <style:text-properties officeooo:rsid="00ad1dc1" officeooo:paragraph-rsid="00ad1dc1"/>
    </style:style>
    <style:style style:name="P6" style:family="paragraph" style:parent-style-name="Standard">
      <style:text-properties officeooo:rsid="001e14a6" officeooo:paragraph-rsid="0051bbf0"/>
    </style:style>
    <style:style style:name="P7" style:family="paragraph" style:parent-style-name="Standard">
      <style:text-properties officeooo:rsid="001e14a6" officeooo:paragraph-rsid="006f0616"/>
    </style:style>
    <style:style style:name="P8" style:family="paragraph" style:parent-style-name="Standard">
      <style:text-properties officeooo:rsid="001e14a6" officeooo:paragraph-rsid="00cb6e3a"/>
    </style:style>
    <style:style style:name="P9" style:family="paragraph" style:parent-style-name="Table_20_Contents">
      <style:text-properties officeooo:rsid="00212c21" officeooo:paragraph-rsid="00212c21"/>
    </style:style>
    <style:style style:name="P10" style:family="paragraph" style:parent-style-name="Table_20_Contents">
      <style:text-properties officeooo:rsid="00240acc" officeooo:paragraph-rsid="00240acc"/>
    </style:style>
    <style:style style:name="P11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2" style:family="paragraph" style:parent-style-name="Standard">
      <style:text-properties fo:font-weight="bold" officeooo:rsid="00b0dc2b" officeooo:paragraph-rsid="00b0dc2b" style:font-weight-asian="bold" style:font-weight-complex="bold"/>
    </style:style>
    <style:style style:name="P13" style:family="paragraph" style:parent-style-name="Table_20_Contents">
      <style:text-properties fo:font-weight="bold" officeooo:rsid="00cd0830" officeooo:paragraph-rsid="00cd0830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4ff51e" officeooo:paragraph-rsid="006f0616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75c3cb" officeooo:paragraph-rsid="0075c3cb" style:font-weight-asian="bold" style:font-weight-complex="bold"/>
    </style:style>
    <style:style style:name="P17" style:family="paragraph" style:parent-style-name="Standard">
      <style:text-properties officeooo:rsid="0051bbf0" officeooo:paragraph-rsid="006f0616"/>
    </style:style>
    <style:style style:name="P18" style:family="paragraph" style:parent-style-name="Standard">
      <style:text-properties officeooo:rsid="00583d83" officeooo:paragraph-rsid="00583d83"/>
    </style:style>
    <style:style style:name="P19" style:family="paragraph" style:parent-style-name="Standard">
      <style:text-properties officeooo:rsid="00267fa4" officeooo:paragraph-rsid="006128a9"/>
    </style:style>
    <style:style style:name="P20" style:family="paragraph" style:parent-style-name="Standard">
      <style:text-properties officeooo:rsid="00267fa4" officeooo:paragraph-rsid="00953e3b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officeooo:rsid="00267fa4" officeooo:paragraph-rsid="00953e3b"/>
    </style:style>
    <style:style style:name="P22" style:family="paragraph" style:parent-style-name="Standard">
      <style:paragraph-properties fo:text-align="justify" style:justify-single-word="false"/>
      <style:text-properties officeooo:rsid="00267fa4" officeooo:paragraph-rsid="00cde2a3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officeooo:rsid="00267fa4" officeooo:paragraph-rsid="00d86b66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officeooo:rsid="00267fa4" officeooo:paragraph-rsid="00d8b67e"/>
    </style:style>
    <style:style style:name="P25" style:family="paragraph" style:parent-style-name="Standard">
      <style:text-properties officeooo:rsid="005801da" officeooo:paragraph-rsid="005801da"/>
    </style:style>
    <style:style style:name="P26" style:family="paragraph" style:parent-style-name="Table_20_Contents">
      <style:text-properties officeooo:rsid="006c9647" officeooo:paragraph-rsid="006c9647"/>
    </style:style>
    <style:style style:name="P27" style:family="paragraph" style:parent-style-name="Table_20_Contents">
      <style:text-properties officeooo:rsid="0075ab86" officeooo:paragraph-rsid="006f0616"/>
    </style:style>
    <style:style style:name="P28" style:family="paragraph" style:parent-style-name="Table_20_Contents">
      <style:text-properties officeooo:paragraph-rsid="006f0616"/>
    </style:style>
    <style:style style:name="P29" style:family="paragraph" style:parent-style-name="Standard">
      <style:text-properties officeooo:rsid="00320ed7" officeooo:paragraph-rsid="007be473"/>
    </style:style>
    <style:style style:name="P30" style:family="paragraph" style:parent-style-name="Standard">
      <style:text-properties officeooo:rsid="00320ed7" officeooo:paragraph-rsid="00b6875c"/>
    </style:style>
    <style:style style:name="P31" style:family="paragraph" style:parent-style-name="Standard">
      <style:paragraph-properties fo:margin-left="0.4925in" fo:margin-right="0in" fo:text-indent="0in" style:auto-text-indent="false"/>
      <style:text-properties officeooo:rsid="0046932a" officeooo:paragraph-rsid="0083c586"/>
    </style:style>
    <style:style style:name="P32" style:family="paragraph" style:parent-style-name="Standard">
      <style:text-properties officeooo:paragraph-rsid="0085ab40"/>
    </style:style>
    <style:style style:name="P33" style:family="paragraph" style:parent-style-name="Standard">
      <style:paragraph-properties fo:margin-left="0.9846in" fo:margin-right="0in" fo:text-indent="0in" style:auto-text-indent="false"/>
      <style:text-properties officeooo:paragraph-rsid="0085ab40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officeooo:rsid="00953e3b" officeooo:paragraph-rsid="00b3796f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officeooo:rsid="00953e3b" officeooo:paragraph-rsid="00d8b67e"/>
    </style:style>
    <style:style style:name="P36" style:family="paragraph" style:parent-style-name="Standard">
      <style:text-properties officeooo:rsid="00953e3b" officeooo:paragraph-rsid="00a34702"/>
    </style:style>
    <style:style style:name="P37" style:family="paragraph" style:parent-style-name="Standard">
      <style:text-properties style:text-underline-style="none" fo:font-weight="bold" officeooo:rsid="00267fa4" officeooo:paragraph-rsid="00267fa4" style:font-weight-asian="bold" style:font-weight-complex="bold"/>
    </style:style>
    <style:style style:name="P38" style:family="paragraph" style:parent-style-name="Standard">
      <style:text-properties fo:font-style="italic" officeooo:rsid="00320ed7" officeooo:paragraph-rsid="00da4dce" style:font-style-asian="italic" style:font-style-complex="italic"/>
    </style:style>
    <style:style style:name="P39" style:family="paragraph" style:parent-style-name="Standard">
      <style:text-properties fo:font-style="italic" officeooo:rsid="00320ed7" officeooo:paragraph-rsid="00db66df" style:font-style-asian="italic" style:font-style-complex="italic"/>
    </style:style>
    <style:style style:name="P40" style:family="paragraph" style:parent-style-name="Standard">
      <style:paragraph-properties fo:margin-left="0in" fo:margin-right="0in" fo:text-indent="0in" style:auto-text-indent="false"/>
      <style:text-properties fo:font-style="italic" officeooo:rsid="007ba917" officeooo:paragraph-rsid="00da4dce" style:font-style-asian="italic" style:font-style-complex="italic"/>
    </style:style>
    <style:style style:name="P41" style:family="paragraph" style:parent-style-name="Standard">
      <style:text-properties fo:font-style="italic" officeooo:paragraph-rsid="00db66df" style:font-style-asian="italic" style:font-style-complex="italic"/>
    </style:style>
    <style:style style:name="P42" style:family="paragraph" style:parent-style-name="Standard">
      <style:text-properties fo:font-style="italic" style:text-underline-style="none" officeooo:rsid="00320ed7" officeooo:paragraph-rsid="00da4dce" style:font-style-asian="italic" style:font-style-complex="italic"/>
    </style:style>
    <style:style style:name="P43" style:family="paragraph" style:parent-style-name="Standard">
      <style:text-properties style:font-name="Times New Roman" fo:font-size="12pt" style:text-underline-style="none" fo:font-weight="normal" officeooo:rsid="007f2216" officeooo:paragraph-rsid="0080f013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b3796f" officeooo:paragraph-rsid="00b3796f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b3796f" officeooo:paragraph-rsid="00da4dce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93dc44" officeooo:paragraph-rsid="00b792b6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7a2866" officeooo:paragraph-rsid="00b84a51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7a2866" officeooo:paragraph-rsid="00b9e547" style:font-size-asian="12pt" style:font-weight-asian="normal" style:font-size-complex="12pt" style:font-weight-complex="normal"/>
    </style:style>
    <style:style style:name="P49" style:family="paragraph" style:parent-style-name="Standard">
      <style:text-properties style:font-name="Times New Roman" fo:font-size="12pt" style:text-underline-style="none" fo:font-weight="normal" officeooo:rsid="007a2866" officeooo:paragraph-rsid="007bd9fc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bc788e" officeooo:paragraph-rsid="00b84a51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9846in" fo:margin-right="0in" fo:text-indent="0in" style:auto-text-indent="false"/>
      <style:text-properties style:font-name="Times New Roman" fo:font-size="12pt" style:text-underline-style="none" fo:font-weight="normal" officeooo:rsid="00e25252" officeooo:paragraph-rsid="00e25252" style:font-size-asian="12pt" style:font-weight-asian="normal" style:font-size-complex="12pt" style:font-weight-complex="normal"/>
    </style:style>
    <style:style style:name="P52" style:family="paragraph" style:parent-style-name="Standard">
      <style:text-properties style:font-name="Times New Roman" fo:font-size="12pt" fo:font-style="italic" style:text-underline-style="none" fo:font-weight="normal" officeooo:rsid="0090a719" officeooo:paragraph-rsid="007bd9fc" style:font-size-asian="12pt" style:font-style-asian="italic" style:font-weight-asian="normal" style:font-size-complex="12pt" style:font-style-complex="italic" style:font-weight-complex="normal"/>
    </style:style>
    <style:style style:name="P53" style:family="paragraph" style:parent-style-name="Standard">
      <style:text-properties style:font-name="Times New Roman" fo:font-size="12pt" fo:font-style="italic" style:text-underline-style="none" fo:font-weight="normal" officeooo:rsid="009144f9" officeooo:paragraph-rsid="00db66df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b80a9b" officeooo:paragraph-rsid="00b84a51"/>
    </style:style>
    <style:style style:name="P55" style:family="paragraph" style:parent-style-name="Standard">
      <style:paragraph-properties fo:margin-left="0in" fo:margin-right="0in" fo:text-indent="0in" style:auto-text-indent="false"/>
      <style:text-properties style:font-name="Times New Roman" fo:font-style="italic" officeooo:rsid="00267fa4" officeooo:paragraph-rsid="00db66df" style:font-style-asian="italic" style:font-style-complex="italic"/>
    </style:style>
    <style:style style:name="P56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bc788e" officeooo:paragraph-rsid="00b84a51"/>
    </style:style>
    <style:style style:name="P57" style:family="paragraph" style:parent-style-name="Table_20_Contents">
      <style:text-properties officeooo:rsid="00a8a730" officeooo:paragraph-rsid="00a8a730"/>
    </style:style>
    <style:style style:name="P58" style:family="paragraph" style:parent-style-name="Standard">
      <style:paragraph-properties fo:margin-left="0.4925in" fo:margin-right="0in" fo:text-indent="0in" style:auto-text-indent="false"/>
      <style:text-properties officeooo:rsid="00b1ff9b" officeooo:paragraph-rsid="00b1ff9b"/>
    </style:style>
    <style:style style:name="P59" style:family="paragraph" style:parent-style-name="Standard">
      <style:text-properties officeooo:paragraph-rsid="00b6875c"/>
    </style:style>
    <style:style style:name="P60" style:family="paragraph" style:parent-style-name="Standard">
      <style:paragraph-properties fo:margin-left="0.9846in" fo:margin-right="0in" fo:text-indent="0in" style:auto-text-indent="false"/>
      <style:text-properties officeooo:paragraph-rsid="00b6875c"/>
    </style:style>
    <style:style style:name="P61" style:family="paragraph" style:parent-style-name="Standard">
      <style:text-properties officeooo:paragraph-rsid="00b792b6"/>
    </style:style>
    <style:style style:name="P62" style:family="paragraph" style:parent-style-name="Standard">
      <style:paragraph-properties fo:margin-left="0.4925in" fo:margin-right="0in" fo:text-indent="0in" style:auto-text-indent="false"/>
      <style:text-properties officeooo:rsid="0080b019" officeooo:paragraph-rsid="00b84a51"/>
    </style:style>
    <style:style style:name="P63" style:family="paragraph" style:parent-style-name="Standard">
      <style:paragraph-properties fo:margin-left="0.4925in" fo:margin-right="0in" fo:text-indent="0in" style:auto-text-indent="false"/>
      <style:text-properties officeooo:rsid="0080d80b" officeooo:paragraph-rsid="00b84a51"/>
    </style:style>
    <style:style style:name="P64" style:family="paragraph" style:parent-style-name="Standard">
      <style:paragraph-properties fo:margin-left="0.4925in" fo:margin-right="0in" fo:text-indent="0in" style:auto-text-indent="false"/>
      <style:text-properties officeooo:rsid="00bab4e0" officeooo:paragraph-rsid="00c56889"/>
    </style:style>
    <style:style style:name="P65" style:family="paragraph" style:parent-style-name="Standard">
      <style:paragraph-properties fo:text-align="justify" style:justify-single-word="false"/>
      <style:text-properties officeooo:paragraph-rsid="00cf0953"/>
    </style:style>
    <style:style style:name="P66" style:family="paragraph" style:parent-style-name="Standard">
      <style:paragraph-properties fo:text-align="justify" style:justify-single-word="false"/>
      <style:text-properties officeooo:paragraph-rsid="00d004cd"/>
    </style:style>
    <style:style style:name="P67" style:family="paragraph" style:parent-style-name="Standard">
      <style:paragraph-properties fo:text-align="justify" style:justify-single-word="false"/>
      <style:text-properties officeooo:paragraph-rsid="00e0c639"/>
    </style:style>
    <style:style style:name="P68" style:family="paragraph" style:parent-style-name="Standard">
      <style:paragraph-properties fo:margin-left="0.9846in" fo:margin-right="0in" fo:text-indent="0in" style:auto-text-indent="false"/>
      <style:text-properties officeooo:rsid="00de444e" officeooo:paragraph-rsid="00de444e"/>
    </style:style>
    <style:style style:name="P69" style:family="paragraph" style:parent-style-name="Standard">
      <style:paragraph-properties fo:margin-left="0.9846in" fo:margin-right="0in" fo:text-indent="0in" style:auto-text-indent="false"/>
      <style:text-properties officeooo:rsid="00deb01b" officeooo:paragraph-rsid="00deb01b"/>
    </style:style>
    <style:style style:name="P70" style:family="paragraph" style:parent-style-name="Standard">
      <style:paragraph-properties fo:margin-left="0.9846in" fo:margin-right="0in" fo:text-indent="0in" style:auto-text-indent="false"/>
      <style:text-properties officeooo:paragraph-rsid="00deb01b"/>
    </style:style>
    <style:style style:name="P71" style:family="paragraph" style:parent-style-name="Standard">
      <style:paragraph-properties fo:margin-left="0.4925in" fo:margin-right="0in" fo:text-indent="0in" style:auto-text-indent="false"/>
      <style:text-properties officeooo:rsid="00b84a51" officeooo:paragraph-rsid="00b84a51"/>
    </style:style>
    <style:style style:name="P72" style:family="paragraph" style:parent-style-name="Standard">
      <style:paragraph-properties fo:margin-left="0.4925in" fo:margin-right="0in" fo:text-indent="0in" style:auto-text-indent="false"/>
      <style:text-properties officeooo:rsid="00e034b8" officeooo:paragraph-rsid="00e034b8"/>
    </style:style>
    <style:style style:name="P73" style:family="paragraph" style:parent-style-name="Standard">
      <style:paragraph-properties fo:margin-left="0.9846in" fo:margin-right="0in" fo:text-indent="0in" style:auto-text-indent="false"/>
      <style:text-properties officeooo:paragraph-rsid="00e25252"/>
    </style:style>
    <style:style style:name="P74" style:family="paragraph" style:parent-style-name="Standard" style:list-style-name="L1">
      <style:paragraph-properties fo:text-align="justify" style:justify-single-word="false"/>
      <style:text-properties officeooo:rsid="00cf0953" officeooo:paragraph-rsid="00d12430"/>
    </style:style>
    <style:style style:name="P75" style:family="paragraph" style:parent-style-name="Standard" style:list-style-name="L1">
      <style:paragraph-properties fo:text-align="justify" style:justify-single-word="false"/>
      <style:text-properties officeooo:rsid="00cf0953" officeooo:paragraph-rsid="00cf0953"/>
    </style:style>
    <style:style style:name="P76" style:family="paragraph" style:parent-style-name="Standard" style:list-style-name="L1">
      <style:paragraph-properties fo:text-align="justify" style:justify-single-word="false"/>
      <style:text-properties officeooo:paragraph-rsid="00cf0953"/>
    </style:style>
    <style:style style:name="P77" style:family="paragraph" style:parent-style-name="Standard">
      <style:paragraph-properties fo:margin-left="0.9846in" fo:margin-right="0in" fo:text-indent="0in" style:auto-text-indent="false"/>
      <style:text-properties fo:language="en" fo:country="US" fo:font-weight="normal" officeooo:rsid="00e25252" officeooo:paragraph-rsid="00e25252" style:font-weight-asian="normal" style:font-weight-complex="normal"/>
    </style:style>
    <style:style style:name="P78" style:family="paragraph" style:parent-style-name="Standard">
      <style:paragraph-properties fo:margin-left="0.9846in" fo:margin-right="0in" fo:text-indent="0in" style:auto-text-indent="false"/>
      <style:text-properties style:font-name="Times New Roman" fo:font-size="12pt" style:text-underline-style="none" fo:font-weight="normal" officeooo:rsid="00deb01b" officeooo:paragraph-rsid="00deb01b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b3796f" officeooo:paragraph-rsid="00e7d842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93dc44" officeooo:paragraph-rsid="00b792b6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ec8cb3" officeooo:paragraph-rsid="00ec8cb3" style:font-size-asian="12pt" style:font-weight-asian="normal" style:font-size-complex="12pt" style:font-weight-complex="normal"/>
    </style:style>
    <style:style style:name="P82" style:family="paragraph" style:parent-style-name="Standard" style:list-style-name="L2">
      <style:text-properties officeooo:rsid="00590ab2" officeooo:paragraph-rsid="00590ab2"/>
    </style:style>
    <style:style style:name="P83" style:family="paragraph" style:parent-style-name="Standard" style:list-style-name="L2">
      <style:text-properties officeooo:rsid="005af17e" officeooo:paragraph-rsid="005af17e"/>
    </style:style>
    <style:style style:name="P84" style:family="paragraph" style:parent-style-name="Standard" style:list-style-name="L3">
      <style:text-properties officeooo:paragraph-rsid="00adeaf3"/>
    </style:style>
    <style:style style:name="P85" style:family="paragraph" style:parent-style-name="Standard" style:list-style-name="L3">
      <style:text-properties officeooo:rsid="0098fc38" officeooo:paragraph-rsid="00e7d842"/>
    </style:style>
    <style:style style:name="P86" style:family="paragraph" style:parent-style-name="Standard">
      <style:paragraph-properties fo:margin-left="0.4925in" fo:margin-right="0in" fo:text-indent="0in" style:auto-text-indent="false"/>
      <style:text-properties officeooo:rsid="00320ed7" officeooo:paragraph-rsid="00e6eaf2"/>
    </style:style>
    <style:style style:name="P87" style:family="paragraph" style:parent-style-name="Standard">
      <style:paragraph-properties fo:margin-left="0.9846in" fo:margin-right="0in" fo:text-indent="0in" style:auto-text-indent="false"/>
      <style:text-properties officeooo:rsid="00320ed7" officeooo:paragraph-rsid="00e6eaf2"/>
    </style:style>
    <style:style style:name="P88" style:family="paragraph" style:parent-style-name="Standard">
      <style:paragraph-properties fo:margin-left="0.4925in" fo:margin-right="0in" fo:text-indent="0in" style:auto-text-indent="false"/>
      <style:text-properties officeooo:rsid="00e09507" officeooo:paragraph-rsid="00e6eaf2"/>
    </style:style>
    <style:style style:name="P89" style:family="paragraph" style:parent-style-name="Standard">
      <style:paragraph-properties fo:margin-left="0.9846in" fo:margin-right="0in" fo:text-indent="0in" style:auto-text-indent="false"/>
      <style:text-properties officeooo:paragraph-rsid="0085ab40"/>
    </style:style>
    <style:style style:name="P90" style:family="paragraph" style:parent-style-name="Standard">
      <style:paragraph-properties fo:margin-left="0.9846in" fo:margin-right="0in" fo:text-indent="0in" style:auto-text-indent="false"/>
      <style:text-properties officeooo:paragraph-rsid="00e6eaf2"/>
    </style:style>
    <style:style style:name="P91" style:family="paragraph" style:parent-style-name="Standard">
      <style:paragraph-properties fo:margin-left="0.4925in" fo:margin-right="0in" fo:text-indent="0in" style:auto-text-indent="false"/>
      <style:text-properties officeooo:rsid="00953e3b" officeooo:paragraph-rsid="00e7d842"/>
    </style:style>
    <style:style style:name="P92" style:family="paragraph" style:parent-style-name="Standard">
      <style:text-properties officeooo:rsid="00953e3b" officeooo:paragraph-rsid="00e7d842"/>
    </style:style>
    <style:style style:name="P93" style:family="paragraph" style:parent-style-name="Standard">
      <style:paragraph-properties fo:margin-left="0.4925in" fo:margin-right="0in" fo:text-indent="0in" style:auto-text-indent="false"/>
      <style:text-properties officeooo:rsid="00267fa4" officeooo:paragraph-rsid="00e7d842"/>
    </style:style>
    <style:style style:name="P94" style:family="paragraph" style:parent-style-name="Standard">
      <style:paragraph-properties fo:margin-left="0.4925in" fo:margin-right="0in" fo:text-indent="0in" style:auto-text-indent="false"/>
      <style:text-properties officeooo:rsid="00b1ff9b" officeooo:paragraph-rsid="00e7d842"/>
    </style:style>
    <style:style style:name="P95" style:family="paragraph" style:parent-style-name="Standard" style:list-style-name="L3">
      <style:text-properties officeooo:rsid="00e7d842" officeooo:paragraph-rsid="00e7d842"/>
    </style:style>
    <style:style style:name="P96" style:family="paragraph" style:parent-style-name="Standard" style:list-style-name="L3">
      <style:text-properties officeooo:rsid="00e98ed8" officeooo:paragraph-rsid="00e98ed8"/>
    </style:style>
    <style:style style:name="P97" style:family="paragraph" style:parent-style-name="Standard" style:list-style-name="L3">
      <style:text-properties officeooo:rsid="00eb4176" officeooo:paragraph-rsid="00eb4176"/>
    </style:style>
    <style:style style:name="P98" style:family="paragraph" style:parent-style-name="Standard">
      <style:text-properties officeooo:paragraph-rsid="00db66df"/>
    </style:style>
    <style:style style:name="P99" style:family="paragraph" style:parent-style-name="Standard">
      <style:paragraph-properties fo:margin-left="0.4925in" fo:margin-right="0in" fo:text-indent="0in" style:auto-text-indent="false"/>
      <style:text-properties officeooo:rsid="003eda82" officeooo:paragraph-rsid="00f06d1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d1dc1" style:font-weight-asian="bold" style:font-weight-complex="bold"/>
    </style:style>
    <style:style style:name="T3" style:family="text">
      <style:text-properties fo:font-weight="bold" officeooo:rsid="001e14a6" style:font-weight-asian="bold" style:font-weight-complex="bold"/>
    </style:style>
    <style:style style:name="T4" style:family="text">
      <style:text-properties fo:font-weight="bold" officeooo:rsid="00cd0830" style:font-weight-asian="bold" style:font-weight-complex="bold"/>
    </style:style>
    <style:style style:name="T5" style:family="text">
      <style:text-properties fo:font-weight="bold" officeooo:rsid="00240acc" style:font-weight-asian="bold" style:font-weight-complex="bold"/>
    </style:style>
    <style:style style:name="T6" style:family="text">
      <style:text-properties fo:font-weight="normal" officeooo:rsid="00cd0830" style:font-weight-asian="normal" style:font-weight-complex="normal"/>
    </style:style>
    <style:style style:name="T7" style:family="text">
      <style:text-properties officeooo:rsid="00cd0830"/>
    </style:style>
    <style:style style:name="T8" style:family="text">
      <style:text-properties officeooo:rsid="00bfeb8f"/>
    </style:style>
    <style:style style:name="T9" style:family="text">
      <style:text-properties officeooo:rsid="00772096"/>
    </style:style>
    <style:style style:name="T10" style:family="text">
      <style:text-properties officeooo:rsid="0022ae94"/>
    </style:style>
    <style:style style:name="T11" style:family="text">
      <style:text-properties officeooo:rsid="00240acc"/>
    </style:style>
    <style:style style:name="T12" style:family="text">
      <style:text-properties officeooo:rsid="0027f8c1"/>
    </style:style>
    <style:style style:name="T13" style:family="text">
      <style:text-properties officeooo:rsid="002824da"/>
    </style:style>
    <style:style style:name="T14" style:family="text">
      <style:text-properties officeooo:rsid="002a5f3e"/>
    </style:style>
    <style:style style:name="T15" style:family="text">
      <style:text-properties officeooo:rsid="002bc085"/>
    </style:style>
    <style:style style:name="T16" style:family="text">
      <style:text-properties officeooo:rsid="002c23bb"/>
    </style:style>
    <style:style style:name="T17" style:family="text">
      <style:text-properties officeooo:rsid="002d28a1"/>
    </style:style>
    <style:style style:name="T18" style:family="text">
      <style:text-properties officeooo:rsid="002ed7ff"/>
    </style:style>
    <style:style style:name="T19" style:family="text">
      <style:text-properties officeooo:rsid="0031aa3b"/>
    </style:style>
    <style:style style:name="T20" style:family="text">
      <style:text-properties officeooo:rsid="0051bbf0"/>
    </style:style>
    <style:style style:name="T21" style:family="text">
      <style:text-properties officeooo:rsid="0051eaef"/>
    </style:style>
    <style:style style:name="T22" style:family="text">
      <style:text-properties officeooo:rsid="00561ef7"/>
    </style:style>
    <style:style style:name="T23" style:family="text">
      <style:text-properties officeooo:rsid="0075ab86"/>
    </style:style>
    <style:style style:name="T24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25" style:family="text">
      <style:text-properties style:font-name="Times New Roman" fo:font-size="12pt" style:text-underline-style="none" fo:font-weight="normal" officeooo:rsid="007a2866" style:font-size-asian="12pt" style:font-weight-asian="normal" style:font-size-complex="12pt" style:font-weight-complex="normal"/>
    </style:style>
    <style:style style:name="T26" style:family="text">
      <style:text-properties style:font-name="Times New Roman" fo:font-size="12pt" style:text-underline-style="none" fo:font-weight="normal" officeooo:rsid="004e7aac" style:font-size-asian="12pt" style:font-weight-asian="normal" style:font-size-complex="12pt" style:font-weight-complex="normal"/>
    </style:style>
    <style:style style:name="T27" style:family="text">
      <style:text-properties style:font-name="Times New Roman" fo:font-size="12pt" style:text-underline-style="none" fo:font-weight="normal" officeooo:rsid="007f2216" style:font-size-asian="12pt" style:font-weight-asian="normal" style:font-size-complex="12pt" style:font-weight-complex="normal"/>
    </style:style>
    <style:style style:name="T28" style:family="text">
      <style:text-properties style:font-name="Times New Roman" fo:font-size="12pt" style:text-underline-style="none" fo:font-weight="normal" officeooo:rsid="007f5571" style:font-size-asian="12pt" style:font-weight-asian="normal" style:font-size-complex="12pt" style:font-weight-complex="normal"/>
    </style:style>
    <style:style style:name="T29" style:family="text">
      <style:text-properties style:font-name="Times New Roman" fo:font-size="12pt" style:text-underline-style="none" fo:font-weight="normal" officeooo:rsid="0080e8f7" style:font-size-asian="12pt" style:font-weight-asian="normal" style:font-size-complex="12pt" style:font-weight-complex="normal"/>
    </style:style>
    <style:style style:name="T30" style:family="text">
      <style:text-properties style:font-name="Times New Roman" fo:font-size="12pt" style:text-underline-style="none" fo:font-weight="normal" officeooo:rsid="0080f013" style:font-size-asian="12pt" style:font-weight-asian="normal" style:font-size-complex="12pt" style:font-weight-complex="normal"/>
    </style:style>
    <style:style style:name="T31" style:family="text">
      <style:text-properties style:font-name="Times New Roman" fo:font-size="12pt" style:text-underline-style="none" fo:font-weight="normal" officeooo:rsid="003b60de" style:font-size-asian="12pt" style:font-weight-asian="normal" style:font-size-complex="12pt" style:font-weight-complex="normal"/>
    </style:style>
    <style:style style:name="T32" style:family="text">
      <style:text-properties style:font-name="Times New Roman" fo:font-size="12pt" style:text-underline-style="none" fo:font-weight="normal" officeooo:rsid="00825097" style:font-size-asian="12pt" style:font-weight-asian="normal" style:font-size-complex="12pt" style:font-weight-complex="normal"/>
    </style:style>
    <style:style style:name="T33" style:family="text">
      <style:text-properties style:font-name="Times New Roman" fo:font-size="12pt" style:text-underline-style="none" fo:font-weight="normal" officeooo:rsid="00461ab5" style:font-size-asian="12pt" style:font-weight-asian="normal" style:font-size-complex="12pt" style:font-weight-complex="normal"/>
    </style:style>
    <style:style style:name="T34" style:family="text">
      <style:text-properties style:font-name="Times New Roman" fo:font-size="12pt" style:text-underline-style="none" fo:font-weight="normal" officeooo:rsid="0083c586" style:font-size-asian="12pt" style:font-weight-asian="normal" style:font-size-complex="12pt" style:font-weight-complex="normal"/>
    </style:style>
    <style:style style:name="T35" style:family="text">
      <style:text-properties style:font-name="Times New Roman" fo:font-size="12pt" style:text-underline-style="none" fo:font-weight="normal" officeooo:rsid="0085ab40" style:font-size-asian="12pt" style:font-weight-asian="normal" style:font-size-complex="12pt" style:font-weight-complex="normal"/>
    </style:style>
    <style:style style:name="T36" style:family="text">
      <style:text-properties style:font-name="Times New Roman" fo:font-size="12pt" style:text-underline-style="none" fo:font-weight="normal" officeooo:rsid="0093dc44" style:font-size-asian="12pt" style:font-weight-asian="normal" style:font-size-complex="12pt" style:font-weight-complex="normal"/>
    </style:style>
    <style:style style:name="T37" style:family="text">
      <style:text-properties style:font-name="Times New Roman" fo:font-size="12pt" style:text-underline-style="none" fo:font-weight="normal" officeooo:rsid="00b3796f" style:font-size-asian="12pt" style:font-weight-asian="normal" style:font-size-complex="12pt" style:font-weight-complex="normal"/>
    </style:style>
    <style:style style:name="T38" style:family="text">
      <style:text-properties style:font-name="Times New Roman" fo:font-size="12pt" style:text-underline-style="none" fo:font-weight="normal" officeooo:rsid="00b6875c" style:font-size-asian="12pt" style:font-weight-asian="normal" style:font-size-complex="12pt" style:font-weight-complex="normal"/>
    </style:style>
    <style:style style:name="T39" style:family="text">
      <style:text-properties style:font-name="Times New Roman" fo:font-size="12pt" style:text-underline-style="none" fo:font-weight="normal" officeooo:rsid="00b84a51" style:font-size-asian="12pt" style:font-weight-asian="normal" style:font-size-complex="12pt" style:font-weight-complex="normal"/>
    </style:style>
    <style:style style:name="T40" style:family="text">
      <style:text-properties style:font-name="Times New Roman" fo:font-size="12pt" style:text-underline-style="none" fo:font-weight="normal" officeooo:rsid="00d8b67e" style:font-size-asian="12pt" style:font-weight-asian="normal" style:font-size-complex="12pt" style:font-weight-complex="normal"/>
    </style:style>
    <style:style style:name="T41" style:family="text">
      <style:text-properties style:font-name="Times New Roman" fo:font-size="12pt" style:text-underline-style="none" fo:font-weight="normal" officeooo:rsid="00a34702" style:font-size-asian="12pt" style:font-weight-asian="normal" style:font-size-complex="12pt" style:font-weight-complex="normal"/>
    </style:style>
    <style:style style:name="T42" style:family="text">
      <style:text-properties style:font-name="Times New Roman" fo:font-size="12pt" style:text-underline-style="none" fo:font-weight="normal" officeooo:rsid="00a8a730" style:font-size-asian="12pt" style:font-weight-asian="normal" style:font-size-complex="12pt" style:font-weight-complex="normal"/>
    </style:style>
    <style:style style:name="T43" style:family="text">
      <style:text-properties style:font-name="Times New Roman" fo:font-size="12pt" style:text-underline-style="none" fo:font-weight="normal" officeooo:rsid="00da4dce" style:font-size-asian="12pt" style:font-weight-asian="normal" style:font-size-complex="12pt" style:font-weight-complex="normal"/>
    </style:style>
    <style:style style:name="T44" style:family="text">
      <style:text-properties style:font-name="Times New Roman" fo:font-size="12pt" style:text-underline-style="none" fo:font-weight="normal" officeooo:rsid="00de444e" style:font-size-asian="12pt" style:font-weight-asian="normal" style:font-size-complex="12pt" style:font-weight-complex="normal"/>
    </style:style>
    <style:style style:name="T45" style:family="text">
      <style:text-properties style:font-name="Times New Roman" fo:font-size="12pt" style:text-underline-style="none" fo:font-weight="normal" officeooo:rsid="00deb01b" style:font-size-asian="12pt" style:font-weight-asian="normal" style:font-size-complex="12pt" style:font-weight-complex="normal"/>
    </style:style>
    <style:style style:name="T46" style:family="text">
      <style:text-properties style:font-name="Times New Roman" fo:font-size="12pt" style:text-underline-style="none" fo:font-weight="normal" officeooo:rsid="00e09507" style:font-size-asian="12pt" style:font-weight-asian="normal" style:font-size-complex="12pt" style:font-weight-complex="normal"/>
    </style:style>
    <style:style style:name="T47" style:family="text">
      <style:text-properties style:font-name="Times New Roman" fo:font-size="12pt" style:text-underline-style="none" fo:font-weight="normal" officeooo:rsid="00e6eaf2" style:font-size-asian="12pt" style:font-weight-asian="normal" style:font-size-complex="12pt" style:font-weight-complex="normal"/>
    </style:style>
    <style:style style:name="T48" style:family="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font-name="Times New Roman" fo:font-size="12pt" fo:font-style="normal" style:text-underline-style="none" fo:font-weight="normal" officeooo:rsid="008e0302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Times New Roman" fo:font-size="12pt" fo:font-style="normal" style:text-underline-style="none" fo:font-weight="normal" officeooo:rsid="00bab4e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style:font-name="Times New Roman" fo:font-size="12pt" fo:font-style="normal" style:text-underline-style="none" fo:font-weight="normal" officeooo:rsid="00e09507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font-name="Times New Roman" fo:font-size="12pt" fo:font-style="normal" style:text-underline-style="none" fo:font-weight="normal" officeooo:rsid="00e25252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font-name="Times New Roman" fo:font-size="12pt" fo:font-style="normal" style:text-underline-style="none" fo:font-weight="normal" officeooo:rsid="00e6eaf2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font-name="Times New Roman" fo:font-size="12pt" fo:font-weight="normal" officeooo:rsid="00b3796f" style:font-size-asian="12pt" style:font-weight-asian="normal" style:font-size-complex="12pt" style:font-weight-complex="normal"/>
    </style:style>
    <style:style style:name="T55" style:family="text">
      <style:text-properties style:font-name="Times New Roman" fo:font-size="12pt" fo:font-style="italic" style:text-underline-style="none" fo:font-weight="normal" officeooo:rsid="007a2866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style:font-name="Times New Roman" fo:font-size="12pt" fo:font-style="italic" style:text-underline-style="none" fo:font-weight="normal" officeooo:rsid="00d8b67e" style:font-size-asian="12pt" style:font-style-asian="italic" style:font-weight-asian="normal" style:font-size-complex="12pt" style:font-style-complex="italic" style:font-weight-complex="normal"/>
    </style:style>
    <style:style style:name="T57" style:family="text">
      <style:text-properties style:font-name="Times New Roman" officeooo:rsid="00e25252"/>
    </style:style>
    <style:style style:name="T58" style:family="text">
      <style:text-properties style:font-name="Times New Roman" fo:font-weight="normal" officeooo:rsid="00e25252" style:font-weight-asian="normal" style:font-weight-complex="normal"/>
    </style:style>
    <style:style style:name="T59" style:family="text">
      <style:text-properties officeooo:rsid="007a2866"/>
    </style:style>
    <style:style style:name="T60" style:family="text">
      <style:text-properties officeooo:rsid="007bd9fc"/>
    </style:style>
    <style:style style:name="T61" style:family="text">
      <style:text-properties officeooo:rsid="00825097"/>
    </style:style>
    <style:style style:name="T62" style:family="text">
      <style:text-properties officeooo:rsid="0083c586"/>
    </style:style>
    <style:style style:name="T63" style:family="text">
      <style:text-properties officeooo:rsid="008720c4"/>
    </style:style>
    <style:style style:name="T64" style:family="text">
      <style:text-properties officeooo:rsid="00a8a730"/>
    </style:style>
    <style:style style:name="T65" style:family="text">
      <style:text-properties officeooo:rsid="00af0db8"/>
    </style:style>
    <style:style style:name="T66" style:family="text">
      <style:text-properties fo:font-size="12pt" style:text-underline-style="none" fo:font-weight="normal" officeooo:rsid="007a2866" style:font-size-asian="12pt" style:font-weight-asian="normal" style:font-size-complex="12pt" style:font-weight-complex="normal"/>
    </style:style>
    <style:style style:name="T67" style:family="text">
      <style:text-properties fo:font-size="12pt" style:text-underline-style="none" fo:font-weight="normal" officeooo:rsid="00b84a51" style:font-size-asian="12pt" style:font-weight-asian="normal" style:font-size-complex="12pt" style:font-weight-complex="normal"/>
    </style:style>
    <style:style style:name="T68" style:family="text">
      <style:text-properties fo:font-size="12pt" style:text-underline-style="none" fo:font-weight="normal" officeooo:rsid="00d8b67e" style:font-size-asian="12pt" style:font-weight-asian="normal" style:font-size-complex="12pt" style:font-weight-complex="normal"/>
    </style:style>
    <style:style style:name="T69" style:family="text">
      <style:text-properties fo:font-size="12pt" style:text-underline-style="none" fo:font-weight="normal" officeooo:rsid="00d9eca2" style:font-size-asian="12pt" style:font-weight-asian="normal" style:font-size-complex="12pt" style:font-weight-complex="normal"/>
    </style:style>
    <style:style style:name="T70" style:family="text">
      <style:text-properties fo:font-size="12pt" style:text-underline-style="none" fo:font-weight="normal" officeooo:rsid="00f06d10" style:font-size-asian="12pt" style:font-weight-asian="normal" style:font-size-complex="12pt" style:font-weight-complex="normal"/>
    </style:style>
    <style:style style:name="T71" style:family="text">
      <style:text-properties officeooo:rsid="00b84a51"/>
    </style:style>
    <style:style style:name="T72" style:family="text">
      <style:text-properties officeooo:rsid="0085ab40"/>
    </style:style>
    <style:style style:name="T73" style:family="text">
      <style:text-properties officeooo:rsid="00bd9123"/>
    </style:style>
    <style:style style:name="T74" style:family="text">
      <style:text-properties officeooo:rsid="00be4228"/>
    </style:style>
    <style:style style:name="T75" style:family="text">
      <style:text-properties officeooo:rsid="00c0cbea"/>
    </style:style>
    <style:style style:name="T76" style:family="text">
      <style:text-properties officeooo:rsid="00c2a61a"/>
    </style:style>
    <style:style style:name="T77" style:family="text">
      <style:text-properties officeooo:rsid="00c436e2"/>
    </style:style>
    <style:style style:name="T78" style:family="text">
      <style:text-properties officeooo:rsid="00ca19f2"/>
    </style:style>
    <style:style style:name="T79" style:family="text">
      <style:text-properties officeooo:rsid="00cde2a3"/>
    </style:style>
    <style:style style:name="T80" style:family="text">
      <style:text-properties officeooo:rsid="00267fa4"/>
    </style:style>
    <style:style style:name="T81" style:family="text">
      <style:text-properties officeooo:rsid="00ce3aca"/>
    </style:style>
    <style:style style:name="T82" style:family="text">
      <style:text-properties officeooo:rsid="00ce4319"/>
    </style:style>
    <style:style style:name="T83" style:family="text">
      <style:text-properties officeooo:rsid="00cf0953"/>
    </style:style>
    <style:style style:name="T8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officeooo:rsid="00db8bbf" style:font-style-asian="italic" style:font-style-complex="italic"/>
    </style:style>
    <style:style style:name="T87" style:family="text">
      <style:text-properties fo:font-style="italic" officeooo:rsid="00b6875c" style:font-style-asian="italic" style:font-style-complex="italic"/>
    </style:style>
    <style:style style:name="T88" style:family="text">
      <style:text-properties fo:font-style="italic" officeooo:rsid="00a8a730" style:font-style-asian="italic" style:font-style-complex="italic"/>
    </style:style>
    <style:style style:name="T8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cf0953" style:font-style-asian="normal" style:font-weight-asian="normal" style:font-style-complex="normal" style:font-weight-complex="normal"/>
    </style:style>
    <style:style style:name="T91" style:family="text">
      <style:text-properties officeooo:rsid="00d004cd"/>
    </style:style>
    <style:style style:name="T92" style:family="text">
      <style:text-properties officeooo:rsid="00d12430"/>
    </style:style>
    <style:style style:name="T93" style:family="text">
      <style:text-properties officeooo:rsid="00d27b4d"/>
    </style:style>
    <style:style style:name="T94" style:family="text">
      <style:text-properties officeooo:rsid="00d40885"/>
    </style:style>
    <style:style style:name="T95" style:family="text">
      <style:text-properties officeooo:rsid="00d464c8"/>
    </style:style>
    <style:style style:name="T96" style:family="text">
      <style:text-properties officeooo:rsid="00d68a69"/>
    </style:style>
    <style:style style:name="T97" style:family="text">
      <style:text-properties officeooo:rsid="00d7abf7"/>
    </style:style>
    <style:style style:name="T98" style:family="text">
      <style:text-properties officeooo:rsid="00d8b67e"/>
    </style:style>
    <style:style style:name="T99" style:family="text">
      <style:text-properties officeooo:rsid="00d9eca2"/>
    </style:style>
    <style:style style:name="T100" style:family="text">
      <style:text-properties officeooo:rsid="00da4dce"/>
    </style:style>
    <style:style style:name="T101" style:family="text">
      <style:text-properties officeooo:rsid="00db8bbf"/>
    </style:style>
    <style:style style:name="T102" style:family="text">
      <style:text-properties officeooo:rsid="00dcb409"/>
    </style:style>
    <style:style style:name="T103" style:family="text">
      <style:text-properties officeooo:rsid="00ddf755"/>
    </style:style>
    <style:style style:name="T104" style:family="text">
      <style:text-properties officeooo:rsid="00de444e"/>
    </style:style>
    <style:style style:name="T105" style:family="text">
      <style:text-properties officeooo:rsid="00deb01b"/>
    </style:style>
    <style:style style:name="T106" style:family="text">
      <style:text-properties officeooo:rsid="00e034b8"/>
    </style:style>
    <style:style style:name="T107" style:family="text">
      <style:text-properties fo:language="en" fo:country="US" fo:font-weight="normal" style:font-weight-asian="normal" style:font-weight-complex="normal"/>
    </style:style>
    <style:style style:name="T108" style:family="text">
      <style:text-properties fo:language="en" fo:country="US" fo:font-weight="normal" officeooo:rsid="00e2619f" style:font-weight-asian="normal" style:font-weight-complex="normal"/>
    </style:style>
    <style:style style:name="T109" style:family="text">
      <style:text-properties officeooo:rsid="00e98ed8"/>
    </style:style>
    <style:style style:name="T110" style:family="text">
      <style:text-properties officeooo:rsid="00eb4176"/>
    </style:style>
    <style:style style:name="T111" style:family="text">
      <style:text-properties officeooo:rsid="00eda821"/>
    </style:style>
    <style:style style:name="T112" style:family="text">
      <style:text-properties officeooo:rsid="00f06d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12">Inglés X</text:p>
          </table:table-cell>
        </table:table-row>
        <table:table-row>
          <table:table-cell table:style-name="Table1.A1" office:value-type="string">
            <text:p text:style-name="P9">Program <text:span text:style-name="T19">and </text:span><text:span text:style-name="T10">Track</text:span>:</text:p>
          </table:table-cell>
          <table:table-cell table:style-name="Table1.A1" office:value-type="string">
            <text:p text:style-name="P8"><text:span text:style-name="T11">I</text:span><text:span text:style-name="T5">nterpretación y Traduccíon: </text:span><text:span text:style-name="T4">10</text:span><text:span text:style-name="T1">° Cuatrimestre </text:span></text:p>
          </table:table-cell>
        </table:table-row>
        <table:table-row>
          <table:table-cell table:style-name="Table1.A1" office:value-type="string">
            <text:p text:style-name="P10">Course ID:</text:p>
          </table:table-cell>
          <table:table-cell table:style-name="Table1.A1" office:value-type="string">
            <text:p text:style-name="P11">IT<text:span text:style-name="T7">1044</text:span></text:p>
          </table:table-cell>
        </table:table-row>
        <table:table-row>
          <table:table-cell table:style-name="Table1.A1" office:value-type="string">
            <text:p text:style-name="P26">Cohort ID:</text:p>
          </table:table-cell>
          <table:table-cell table:style-name="Table1.A1" office:value-type="string">
            <text:p text:style-name="P13">10</text:p>
          </table:table-cell>
        </table:table-row>
      </table:table>
      <text:p text:style-name="P2"/>
      <text:p text:style-name="P37">Description</text:p>
      <text:p text:style-name="P65"><text:span text:style-name="T80">This cou</text:span><text:span text:style-name="T81">rse is the final </text:span>required c<text:span text:style-name="T82">lass</text:span> <text:span text:style-name="T81">in English language </text:span><text:span text:style-name="T82">studies </text:span><text:span text:style-name="T83">for students in the Interpretation and Translation degree program at the </text:span><text:span text:style-name="T84">Universidad Tecnológica de América</text:span><text:span text:style-name="T89"> </text:span><text:span text:style-name="T90">(</text:span><text:span text:style-name="T83">UTECA). As such, this </text:span><text:span text:style-name="T97">is an advanced </text:span><text:span text:style-name="T83">course designed </text:span></text:p>
      <text:list xml:id="list2828607248" text:style-name="L1">
        <text:list-item>
          <text:p text:style-name="P74">to <text:s/><text:span text:style-name="T79">hone and cement the evaluative techniques </text:span><text:span text:style-name="T81">presented in </text:span><text:span text:style-name="T79">English IX.</text:span></text:p>
        </text:list-item>
        <text:list-item>
          <text:p text:style-name="P76"><text:span text:style-name="T83">to </text:span><text:span text:style-name="T81">broaden </text:span><text:span text:style-name="T80">the </text:span><text:span text:style-name="T12">modern </text:span><text:span text:style-name="T80">foundations for linguistic translation in </text:span><text:span text:style-name="T75">English.</text:span></text:p>
        </text:list-item>
        <text:list-item>
          <text:p text:style-name="P75">to develop the practical skills necessary for <text:span text:style-name="T91">entry into the world of </text:span>professional employment.</text:p>
        </text:list-item>
      </text:list>
      <text:p text:style-name="P66"/>
      <text:p text:style-name="P67"><text:span text:style-name="T91">As in English IX, a</text:span><text:span text:style-name="T76"> constructivist approach to advanced English </text:span><text:span text:style-name="T77">language </text:span><text:span text:style-name="T76">learning </text:span><text:span text:style-name="T91">will be used. </text:span><text:span text:style-name="T76">Students will </text:span><text:span text:style-name="T79">hone and cement the</text:span><text:span text:style-name="T91">ir</text:span><text:span text:style-name="T79"> evaluative techniques through the analysis and critique of </text:span><text:span text:style-name="T76">classic English literature </text:span><text:span text:style-name="T81">and of historical accounts</text:span><text:span text:style-name="T76">. </text:span><text:span text:style-name="T92">Students will be introduced to the language of humor and the stylistic elements of creative writing. And students will be introduced to the language of computer coding </text:span><text:span text:style-name="T103">via practical application</text:span><text:span text:style-name="T92">. </text:span><text:span text:style-name="T93">In preparation for seeking professional employment, students will </text:span><text:span text:style-name="T94">evaluate internet job sites,</text:span><text:span text:style-name="T93"> </text:span><text:span text:style-name="T94">create resumes and cover letters, and practice interviewing skills. Although </text:span><text:span text:style-name="T77">reading, writing</text:span><text:span text:style-name="T91"> </text:span><text:span text:style-name="T77">and vocabulary building </text:span><text:span text:style-name="T95">will remain as core, foundational skills, this course will have an increased focus on presentation. </text:span><text:span text:style-name="T81">G</text:span><text:span text:style-name="T77">rammatical structures will be </text:span><text:span text:style-name="T96">regularly </text:span><text:span text:style-name="T97">reviewed.</text:span><text:span text:style-name="T96"> </text:span></text:p>
      <text:p text:style-name="P22"/>
      <text:p text:style-name="P22"><text:span text:style-name="T14">The </text:span><text:span text:style-name="T15">professional </text:span><text:span text:style-name="T14">translational mapping tools </text:span><text:span text:style-name="T15">developed in this course will </text:span><text:span text:style-name="T17">be specific </text:span><text:span text:style-name="T15">to </text:span><text:span text:style-name="T14">Spanish and English translation</text:span><text:span text:style-name="T15">s</text:span><text:span text:style-name="T14">, although such tools </text:span><text:span text:style-name="T17">and methodologies </text:span><text:span text:style-name="T14">can readily be extended </text:span><text:span text:style-name="T18">to</text:span><text:span text:style-name="T15"> </text:span><text:span text:style-name="T16">the translation of</text:span><text:span text:style-name="T14"> other languages. <text:s/></text:span><text:span text:style-name="T101">Students will receive credit for any work completed through </text:span><text:span text:style-name="T102">the</text:span><text:span text:style-name="T101"> </text:span><text:span text:style-name="T86">Coursera </text:span><text:span text:style-name="T101">on-line learning platform.</text:span></text:p>
      <text:p text:style-name="P19"/>
      <text:p text:style-name="P20"><text:span text:style-name="T13">Major </text:span><text:span text:style-name="T59">topics</text:span><text:span text:style-name="T17"> of</text:span><text:span text:style-name="T13"> the course will include: </text:span></text:p>
      <text:p text:style-name="P23"><text:span text:style-name="T59">I. <text:tab/></text:span><text:span text:style-name="T37">Literature and its Critique</text:span></text:p>
      <text:p text:style-name="P24"><text:span text:style-name="T25">II. <text:tab/></text:span><text:span text:style-name="T40">Scholarly Research</text:span></text:p>
      <text:p text:style-name="P21"><text:span text:style-name="T25">II</text:span><text:span text:style-name="T40">I</text:span><text:span text:style-name="T25">. <text:tab/></text:span><text:span text:style-name="T40">The History of Empires</text:span></text:p>
      <text:p text:style-name="P45"><text:span text:style-name="T100">I</text:span><text:span text:style-name="T98">V.<text:tab/></text:span><text:span text:style-name="T112">The </text:span><text:span text:style-name="T98">Language of Coding </text:span><text:span text:style-name="T99">and </text:span><text:span text:style-name="T112">Some</text:span><text:span text:style-name="T99"> Practical Applications</text:span></text:p>
      <text:p text:style-name="P58"><text:span text:style-name="T43">V</text:span><text:span text:style-name="T24">.<text:tab/></text:span><text:span text:style-name="T40">Principles of Creative Writing</text:span></text:p>
      <text:p text:style-name="P44">V<text:span text:style-name="T100">I</text:span>.<text:tab/><text:span text:style-name="T98">Elements and Language of Humor</text:span></text:p>
      <text:p text:style-name="P34"><text:span text:style-name="T35">V</text:span><text:span text:style-name="T43">I</text:span><text:span text:style-name="T37">I</text:span><text:span text:style-name="T35">.</text:span><text:span text:style-name="T32"> <text:s/><text:tab/></text:span><text:span text:style-name="T40">Building Resumes and Cover Letters</text:span></text:p>
      <text:p text:style-name="P44">V<text:span text:style-name="T100">I</text:span>II.<text:tab/><text:span text:style-name="T98">Job Searches and Interviews</text:span></text:p>
      <text:p text:style-name="P35"><text:span text:style-name="T24">I</text:span><text:span text:style-name="T43">X</text:span><text:span text:style-name="T24">. <text:tab/></text:span><text:span text:style-name="T41">Vocabulary </text:span><text:span text:style-name="T42">Building</text:span></text:p>
      <text:p text:style-name="P3"/>
      <text:p text:style-name="P37">Scope <text:span text:style-name="T9">and </text:span><text:span text:style-name="T61">General </text:span><text:span text:style-name="T9">Sequence</text:span></text:p>
      <text:p text:style-name="P42"><text:span text:style-name="T60">I</text:span>. <text:s/><text:span text:style-name="T54">Literature and its Critique</text:span></text:p>
      <text:p text:style-name="P86"><text:span text:style-name="T49">1. </text:span><text:span text:style-name="T51">Review of </text:span><text:span text:style-name="T52">the Elements of </text:span><text:span text:style-name="T51">Critique</text:span></text:p>
      <text:p text:style-name="P88"><text:span text:style-name="T50">2, </text:span><text:span text:style-name="T48">Literature</text:span></text:p>
      <text:p text:style-name="P87"><text:span text:style-name="T53">2</text:span><text:span text:style-name="T51">.1 </text:span><text:span text:style-name="T50">“Joy Luck Club” by Amy Tan</text:span></text:p>
      <text:p text:style-name="P87"><text:span text:style-name="T53">2</text:span><text:span text:style-name="T51">.</text:span><text:span text:style-name="T49">2 </text:span><text:span text:style-name="T50">“Brave New World” by Aldous Huxley</text:span></text:p>
      <text:p text:style-name="P38"><text:soft-page-break/><text:span text:style-name="T60">II</text:span>. <text:span text:style-name="T40">Scholarly Research</text:span></text:p>
      <text:p text:style-name="P99"><text:span text:style-name="T74">1</text:span>. <text:span text:style-name="T46">Academic Papers and their Presentation</text:span></text:p>
      <text:p text:style-name="P99"><text:span text:style-name="T112">2. </text:span><text:span text:style-name="T105">Google Scholar</text:span></text:p>
      <text:p text:style-name="P29"><text:tab/><text:span text:style-name="T74">2</text:span>. <text:s/><text:span text:style-name="T105">Open-Access Journals</text:span></text:p>
      <text:p text:style-name="P49"/>
      <text:p text:style-name="P40"><text:span text:style-name="T71">II</text:span>I. <text:span text:style-name="T40">The History of Empires</text:span></text:p>
      <text:p text:style-name="P62">1. <text:span text:style-name="T104">The Han Empire</text:span></text:p>
      <text:p text:style-name="P63"><text:span text:style-name="T71">2. </text:span><text:span text:style-name="T104">The British Empire</text:span></text:p>
      <text:p text:style-name="P47"/>
      <text:p text:style-name="P55"><text:span text:style-name="T67">IV</text:span><text:span text:style-name="T66">. <text:s/></text:span><text:span text:style-name="T68">The Language of </text:span><text:span text:style-name="T70">Computer </text:span><text:span text:style-name="T68">Coding </text:span><text:span text:style-name="T69">and </text:span><text:span text:style-name="T70">Some</text:span><text:span text:style-name="T69"> Practical Applications</text:span></text:p>
      <text:p text:style-name="P54">1. <text:span text:style-name="T104">NetLogo</text:span></text:p>
      <text:p text:style-name="P56">2. <text:span text:style-name="T104">Python</text:span></text:p>
      <text:p text:style-name="P73"><text:span text:style-name="T57">2.1</text:span><text:span text:style-name="T58"> </text:span><text:span text:style-name="T107">Natural Language Toolkit </text:span><text:span text:style-name="T108">(NLTK)</text:span></text:p>
      <text:p text:style-name="P77">2.2 APIs</text:p>
      <text:p text:style-name="P50">3. <text:span text:style-name="T104">LaTex</text:span></text:p>
      <text:p text:style-name="P51">3.1 Latexila</text:p>
      <text:p text:style-name="P51">3.2 Overleaf</text:p>
      <text:p text:style-name="P48"/>
      <text:p text:style-name="P98"><text:span text:style-name="T55">V. </text:span><text:span text:style-name="T56">Principles of Creative Writing: Tips From the Masters </text:span></text:p>
      <text:p text:style-name="P61"><text:span text:style-name="T25"><text:tab/></text:span><text:span text:style-name="T36">1. Edgar Allan Poe</text:span></text:p>
      <text:p text:style-name="P46">2. George Orwell</text:p>
      <text:p text:style-name="P46">3. Kurt Vonnegut</text:p>
      <text:p text:style-name="P81">4. Strunk and White</text:p>
      <text:p text:style-name="P81">5. … and more!</text:p>
      <text:p text:style-name="P43"/>
      <text:p text:style-name="P41"><text:span text:style-name="T35">V</text:span><text:span text:style-name="T39">I</text:span><text:span text:style-name="T35">.</text:span><text:span text:style-name="T32"> <text:s/></text:span><text:span text:style-name="T37">The </text:span><text:span text:style-name="T40">Elements and Language of Humor</text:span></text:p>
      <text:p text:style-name="P32"><text:span text:style-name="T27"><text:tab/></text:span><text:span text:style-name="T35">1. </text:span><text:span text:style-name="T44">Why is it funny?</text:span></text:p>
      <text:p text:style-name="P32"><text:span text:style-name="T33"><text:tab/><text:tab/></text:span><text:span text:style-name="T35">1.1 </text:span><text:span text:style-name="T44">Playing with Language</text:span></text:p>
      <text:p text:style-name="P33"><text:span text:style-name="T35">1.2 </text:span><text:span text:style-name="T44">Playing with </text:span><text:span text:style-name="T34">Realities</text:span></text:p>
      <text:p text:style-name="P90"><text:span text:style-name="T34">1.</text:span><text:span text:style-name="T47">3 Satire</text:span></text:p>
      <text:p text:style-name="P32"><text:span text:style-name="T34"><text:tab/>2. </text:span><text:span text:style-name="T44">American Humor</text:span></text:p>
      <text:p text:style-name="P33"><text:span text:style-name="T35">2.1 </text:span><text:span text:style-name="T44">Saturday Night Live (SNL)</text:span></text:p>
      <text:p text:style-name="P68"><text:span text:style-name="T24">2.2 Sitcoms</text:span></text:p>
      <text:p text:style-name="P31"><text:span text:style-name="T62">3. </text:span><text:s/><text:span text:style-name="T104">British Humour</text:span></text:p>
      <text:p text:style-name="P31"><text:span text:style-name="T62"><text:tab/>3.</text:span><text:span text:style-name="T63">1</text:span><text:span text:style-name="T62"> </text:span><text:span text:style-name="T104">Monty </text:span><text:span text:style-name="T62">Python</text:span></text:p>
      <text:p text:style-name="P52"/>
      <text:p text:style-name="P53"><text:span text:style-name="T72">V</text:span><text:span text:style-name="T71">II</text:span><text:span text:style-name="T72">.</text:span><text:span text:style-name="T61"> <text:s/></text:span><text:span text:style-name="T98">Building Resumes and Cover Letters</text:span></text:p>
      <text:p text:style-name="P71">1. <text:span text:style-name="T106">Review of </text:span><text:span text:style-name="T105">Resumes Styles</text:span></text:p>
      <text:p text:style-name="P72">2. Writing a Resume or CV (curriculum vitae)</text:p>
      <text:p text:style-name="P64"><text:span text:style-name="T73">2</text:span>. <text:span text:style-name="T106">Writing a </text:span><text:span text:style-name="T105">Cover Letter</text:span></text:p>
      <text:p text:style-name="P29"/>
      <text:p text:style-name="P39"><text:span text:style-name="T38">V</text:span><text:span text:style-name="T32">III <text:s/></text:span><text:span text:style-name="T40">Job Searches and Interviews</text:span></text:p>
      <text:p text:style-name="P30"><text:span text:style-name="T25"><text:tab/></text:span><text:span text:style-name="T32">1</text:span><text:span text:style-name="T27">. </text:span><text:span text:style-name="T45">Internet Job Sites</text:span></text:p>
      <text:p text:style-name="P30"><text:span text:style-name="T27"><text:tab/><text:tab/></text:span><text:span text:style-name="T32">1</text:span><text:span text:style-name="T28">.1 </text:span><text:span text:style-name="T45">Indeed</text:span></text:p>
      <text:p text:style-name="P60"><text:span text:style-name="T32">1</text:span><text:span text:style-name="T28">.2 </text:span><text:span text:style-name="T29">Talenteca</text:span></text:p>
      <text:p text:style-name="P69"><text:soft-page-break/><text:span text:style-name="T29">1.</text:span><text:span text:style-name="T24">3 LinkedIn</text:span></text:p>
      <text:p text:style-name="P78">1.4 OCCMundial</text:p>
      <text:p text:style-name="P70"><text:span text:style-name="T45">1.5 </text:span><text:span text:style-name="T24">Portal del Empleo (Mexican Government Job Board)</text:span></text:p>
      <text:p text:style-name="P70"><text:span text:style-name="T45">1.6 </text:span><text:span text:style-name="T24">Bumeran Mexico</text:span></text:p>
      <text:p text:style-name="P59"><text:span text:style-name="T27"><text:tab/></text:span><text:span text:style-name="T32">2</text:span><text:span text:style-name="T30">. </text:span><text:span text:style-name="T31"><text:s/></text:span><text:span text:style-name="T45">Interviews</text:span></text:p>
      <text:p text:style-name="P59"><text:span text:style-name="T31"><text:tab/><text:tab/></text:span><text:span text:style-name="T32">2</text:span><text:span text:style-name="T30">.1 </text:span><text:span text:style-name="T45">Preparation</text:span></text:p>
      <text:p text:style-name="P60"><text:span text:style-name="T32">2</text:span><text:span text:style-name="T30">.2 </text:span><text:span text:style-name="T45">Practice</text:span></text:p>
      <text:p text:style-name="P36"><text:span text:style-name="T87">IX</text:span><text:span text:style-name="T85">. Vocabulary </text:span><text:span text:style-name="T88">Building</text:span></text:p>
      <text:p text:style-name="P14"/>
      <text:p text:style-name="P14">Expectations</text:p>
      <text:p text:style-name="P18">Students will be expected to:</text:p>
      <text:list xml:id="list1929519837" text:style-name="L2">
        <text:list-item>
          <text:p text:style-name="P82">Attend all classes on time</text:p>
        </text:list-item>
        <text:list-item>
          <text:p text:style-name="P82">Be prepared to take notes and access materials on-line</text:p>
        </text:list-item>
        <text:list-item>
          <text:p text:style-name="P82">Participate in all class activities, including discussions and presentations</text:p>
        </text:list-item>
        <text:list-item>
          <text:p text:style-name="P83">Complete all assignments <text:span text:style-name="T65">and </text:span>exam<text:span text:style-name="T65">s</text:span></text:p>
        </text:list-item>
      </text:list>
      <text:p text:style-name="P92"><text:span text:style-name="T42"/></text:p>
      <text:p text:style-name="P14">Exit Criteria</text:p>
      <text:p text:style-name="P6"><text:span text:style-name="T20">Upon the successful completion of the course the student will </text:span><text:span text:style-name="T21">be able to:</text:span></text:p>
      <text:list xml:id="list1863265235" text:style-name="L3">
        <text:list-item>
          <text:p text:style-name="P85"><text:span text:style-name="T22">Analyze, evaluate, </text:span><text:span text:style-name="T78">and provide written critique of classic English language novels </text:span></text:p>
        </text:list-item>
        <text:list-item>
          <text:p text:style-name="P95">Conduct independent scholarly research using Google Scholar and open-access journals</text:p>
        </text:list-item>
        <text:list-item>
          <text:p text:style-name="P95">Conduct independent historical research, discuss the findings in an academic paper, and verbally present the paper</text:p>
        </text:list-item>
        <text:list-item>
          <text:p text:style-name="P95">Demonstrate a basic understanding of <text:span text:style-name="T109">computer </text:span>coding <text:span text:style-name="T111">language </text:span>structures <text:span text:style-name="T109">and </text:span><text:span text:style-name="T111">execute </text:span><text:span text:style-name="T109">some </text:span>practical use<text:span text:style-name="T109">s</text:span> <text:span text:style-name="T109">for</text:span> Python and LaTex</text:p>
        </text:list-item>
        <text:list-item>
          <text:p text:style-name="P96">Write <text:span text:style-name="T111">a </text:span>short piece of fiction using the principles of creative writing</text:p>
        </text:list-item>
        <text:list-item>
          <text:p text:style-name="P96">Define the basic elements of American and British humo(u)r</text:p>
        </text:list-item>
        <text:list-item>
          <text:p text:style-name="P84"><text:span text:style-name="T109">Write </text:span><text:span text:style-name="T111">a </text:span><text:span text:style-name="T109">professional resume and cover letter</text:span></text:p>
        </text:list-item>
        <text:list-item>
          <text:p text:style-name="P96"><text:span text:style-name="T110">N</text:span>avigate popular internet job sites and <text:span text:style-name="T110">successfully </text:span>submit complete<text:span text:style-name="T110">d</text:span> job applications</text:p>
        </text:list-item>
        <text:list-item>
          <text:p text:style-name="P97">Demonstrate job interview skills through simulation</text:p>
        </text:list-item>
      </text:list>
      <text:p text:style-name="P25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5"><text:span text:style-name="T23">Interim </text:span>Evaluations <text:span text:style-name="T64">(Partials)</text:span></text:p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15"/>
          </table:table-cell>
          <table:table-cell table:style-name="Table2.D1" office:value-type="string">
            <text:p text:style-name="P16">Final Grade</text:p>
          </table:table-cell>
          <table:table-cell table:style-name="Table2.A1" office:value-type="string">
            <text:p text:style-name="P28"/>
          </table:table-cell>
        </table:table-row>
        <table:table-row>
          <table:table-cell table:style-name="Table2.A1" office:value-type="string">
            <text:p text:style-name="P17">Daily Work and Participation<text:tab/></text:p>
          </table:table-cell>
          <table:table-cell table:style-name="Table2.A1" office:value-type="string">
            <text:p text:style-name="P27">10%</text:p>
          </table:table-cell>
          <table:table-cell table:style-name="Table2.A1" office:value-type="string">
            <text:p text:style-name="P28"/>
          </table:table-cell>
          <table:table-cell table:style-name="Table2.D1" office:value-type="string">
            <text:p text:style-name="P17"><text:span text:style-name="T64">1P</text:span><text:tab/></text:p>
          </table:table-cell>
          <table:table-cell table:style-name="Table2.A1" office:value-type="string">
            <text:p text:style-name="P27"><text:span text:style-name="T64">25 </text:span>%</text:p>
          </table:table-cell>
        </table:table-row>
        <table:table-row>
          <table:table-cell table:style-name="Table2.A1" office:value-type="string">
            <text:p text:style-name="P27">Homework</text:p>
          </table:table-cell>
          <table:table-cell table:style-name="Table2.A1" office:value-type="string">
            <text:p text:style-name="P27">60 %</text:p>
          </table:table-cell>
          <table:table-cell table:style-name="Table2.A1" office:value-type="string">
            <text:p text:style-name="P28"/>
          </table:table-cell>
          <table:table-cell table:style-name="Table2.D1" office:value-type="string">
            <text:p text:style-name="P57">2P</text:p>
          </table:table-cell>
          <table:table-cell table:style-name="Table2.A1" office:value-type="string">
            <text:p text:style-name="P27"><text:span text:style-name="T64">25 </text:span>%</text:p>
          </table:table-cell>
        </table:table-row>
        <table:table-row>
          <table:table-cell table:style-name="Table2.A1" office:value-type="string">
            <text:p text:style-name="P27">Interim Exam</text:p>
          </table:table-cell>
          <table:table-cell table:style-name="Table2.A1" office:value-type="string">
            <text:p text:style-name="P27">30%</text:p>
          </table:table-cell>
          <table:table-cell table:style-name="Table2.A1" office:value-type="string">
            <text:p text:style-name="P28"/>
          </table:table-cell>
          <table:table-cell table:style-name="Table2.D1" office:value-type="string">
            <text:p text:style-name="P57">3P</text:p>
          </table:table-cell>
          <table:table-cell table:style-name="Table2.A1" office:value-type="string">
            <text:p text:style-name="P27"><text:span text:style-name="T64">25 </text:span>%</text:p>
          </table:table-cell>
        </table:table-row>
        <table:table-row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D1" office:value-type="string">
            <text:p text:style-name="P27">Final Exam</text:p>
          </table:table-cell>
          <table:table-cell table:style-name="Table2.A1" office:value-type="string">
            <text:p text:style-name="P27"><text:span text:style-name="T64">25</text:span> %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ad1dc1"/>
    </style:style>
    <style:style style:name="MP2" style:family="paragraph" style:parent-style-name="Header">
      <style:paragraph-properties fo:text-align="end" style:justify-single-word="false"/>
      <style:text-properties officeooo:rsid="00790884" officeooo:paragraph-rsid="00206516"/>
    </style:style>
    <style:style style:name="MP3" style:family="paragraph" style:parent-style-name="Header">
      <style:paragraph-properties fo:text-align="end" style:justify-single-word="false"/>
      <style:text-properties officeooo:rsid="00ad1dc1" officeooo:paragraph-rsid="00ad1dc1"/>
    </style:style>
    <style:style style:name="MT1" style:family="text">
      <style:text-properties fo:font-weight="bold" officeooo:rsid="00ad1dc1" style:font-weight-asian="bold" style:font-weight-complex="bold"/>
    </style:style>
    <style:style style:name="MT2" style:family="text">
      <style:text-properties fo:font-weight="bold" officeooo:rsid="001e14a6" style:font-weight-asian="bold" style:font-weight-complex="bold"/>
    </style:style>
    <style:style style:name="MT3" style:family="text">
      <style:text-properties fo:font-weight="bold" officeooo:rsid="00cd0830" style:font-weight-asian="bold" style:font-weight-complex="bold"/>
    </style:style>
    <style:style style:name="MT4" style:family="text">
      <style:text-properties fo:font-weight="normal" officeooo:rsid="00cd0830" style:font-weight-asian="normal" style:font-weight-complex="normal"/>
    </style:style>
    <style:style style:name="MT5" style:family="text">
      <style:text-properties officeooo:rsid="00cd0830"/>
    </style:style>
    <style:style style:name="MT6" style:family="text">
      <style:text-properties officeooo:rsid="00bfeb8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<text:span text:style-name="MT1">I</text:span><text:span text:style-name="MT2">T</text:span><text:span text:style-name="MT3">1044 </text:span><text:span text:style-name="MT4">(Marron)</text:span></text:p>
        <text:p text:style-name="MP2">UTECA 2<text:span text:style-name="MT5">6</text:span>-<text:span text:style-name="MT5">1</text:span></text:p>
        <text:p text:style-name="MP3">Page <text:page-number text:select-page="current">3</text:page-number><text:s/>of <text:span text:style-name="MT6">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9-07T18:56:48.079873027</dc:date>
    <meta:editing-duration>PT14H51M47S</meta:editing-duration>
    <meta:editing-cycles>161</meta:editing-cycles>
    <meta:generator>LibreOffice/7.3.7.2$Linux_X86_64 LibreOffice_project/30$Build-2</meta:generator>
    <meta:document-statistic meta:table-count="2" meta:image-count="1" meta:object-count="0" meta:page-count="3" meta:paragraph-count="114" meta:word-count="718" meta:character-count="4526" meta:non-whitespace-character-count="3901"/>
  </office:meta>
</office:document-meta>
</file>